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21bd0" officeooo:paragraph-rsid="00021bd0" style:font-weight-asian="bold" style:font-weight-complex="bold"/>
    </style:style>
    <style:style style:name="P2" style:family="paragraph" style:parent-style-name="Standard">
      <style:text-properties style:font-name="Arial" fo:font-size="10pt"/>
    </style:style>
    <style:style style:name="P3"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 fo:font-size="12pt" officeooo:rsid="00131835" officeooo:paragraph-rsid="0004236d" style:font-size-asian="12pt" style:font-size-complex="12pt"/>
    </style:style>
    <style:style style:name="P4" style:family="paragraph" style:parent-style-name="Text_20_body">
      <style:paragraph-properties fo:margin-left="0cm" fo:margin-right="0cm" fo:margin-top="0cm" fo:margin-bottom="0cm" loext:contextual-spacing="false" fo:line-height="120%" fo:text-indent="0cm" style:auto-text-indent="false" style:writing-mode="page"/>
      <style:text-properties fo:color="#ff7f00" style:font-name="Liberation Serif" fo:font-size="12pt" officeooo:rsid="00131835" officeooo:paragraph-rsid="0004236d" style:font-size-asian="12pt" style:font-size-complex="12pt"/>
    </style:style>
    <style:style style:name="T1" style:family="text">
      <style:text-properties officeooo:rsid="02c8594a"/>
    </style:style>
    <style:style style:name="T2" style:family="text">
      <style:text-properties fo:color="#0000a8"/>
    </style:style>
    <style:style style:name="T3" style:family="text">
      <style:text-properties fo:color="#0000a8" officeooo:rsid="02c8594a"/>
    </style:style>
    <style:style style:name="T4" style:family="text">
      <style:text-properties fo:color="#0000a8" loext:padding="0.049cm" loext:border="0.06pt dotted #000000" loext:shadow="none"/>
    </style:style>
    <style:style style:name="T5" style:family="text">
      <style:text-properties fo:color="#9900ff"/>
    </style:style>
    <style:style style:name="T6" style:family="text">
      <style:text-properties fo:color="#9900ff" officeooo:rsid="02c8594a"/>
    </style:style>
    <style:style style:name="T7" style:family="text">
      <style:text-properties style:use-window-font-color="true"/>
    </style:style>
    <style:style style:name="T8" style:family="text">
      <style:text-properties style:use-window-font-color="true" officeooo:rsid="02c8594a"/>
    </style:style>
    <style:style style:name="T9" style:family="text">
      <style:text-properties fo:color="#00ccff"/>
    </style:style>
    <style:style style:name="T10" style:family="text">
      <style:text-properties fo:color="#00ccff" officeooo:rsid="02c8594a"/>
    </style:style>
    <style:style style:name="T11" style:family="text">
      <style:text-properties fo:color="#ff3333"/>
    </style:style>
    <style:style style:name="T12" style:family="text">
      <style:text-properties fo:color="#ff3333" officeooo:rsid="02c8594a"/>
    </style:style>
    <style:style style:name="T13" style:family="text">
      <style:text-properties fo:color="#009933"/>
    </style:style>
    <style:style style:name="T14" style:family="text">
      <style:text-properties fo:color="#009933" officeooo:rsid="02c8594a"/>
    </style:style>
    <style:style style:name="T15" style:family="text">
      <style:text-properties fo:font-weight="bold" style:font-weight-asian="bold" style:font-weight-complex="bold"/>
    </style:style>
    <style:style style:name="T16" style:family="text">
      <style:text-properties officeooo:rsid="00090cfa"/>
    </style:style>
    <style:style style:name="T17" style:family="text">
      <style:text-properties loext:padding="0.049cm" loext:border="0.06pt dotted #000000" loext:shadow="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 faucon, Caton</text:p>
      <text:p text:style-name="Standard"/>
      <text:p text:style-name="Standard"/>
      <text:p text:style-name="P3"><text:tab/><text:span text:style-name="T1">N.<text:tab/></text:span><text:span text:style-name="T6">nominatif<text:tab/><text:tab/><text:tab/>sujet;attribut du sujet</text:span></text:p>
      <text:p text:style-name="P4"><text:span text:style-name="T7"><text:tab/></text:span><text:span text:style-name="T8">V.<text:tab/></text:span><text:span text:style-name="T1">vocatif<text:tab/><text:tab/><text:tab/><text:tab/>exclamation </text:span></text:p>
      <text:p text:style-name="P3"><text:tab/><text:span text:style-name="T1">Acc.<text:tab/></text:span><text:span text:style-name="T10">accusatif<text:tab/><text:tab/><text:tab/>COD</text:span></text:p>
      <text:p text:style-name="P3"><text:tab/><text:span text:style-name="T1">G.<text:tab/></text:span><text:span text:style-name="T12">génitif<text:tab/><text:tab/><text:tab/><text:tab/>complément du nom</text:span></text:p>
      <text:p text:style-name="P3"><text:tab/><text:span text:style-name="T1">D.<text:tab/></text:span><text:span text:style-name="T14">datif<text:tab/><text:tab/><text:tab/><text:tab/>COI</text:span></text:p>
      <text:p text:style-name="P3"><text:tab/><text:span text:style-name="T1">Ab.<text:tab/></text:span><text:span text:style-name="T3">ablatif<text:tab/><text:tab/><text:tab/><text:tab/>CC</text:span></text:p>
      <text:p text:style-name="Standard"/>
      <text:p text:style-name="Standard"><text:span text:style-name="T5">Cato</text:span> <text:span text:style-name="T2">inexpiabili odio</text:span> <text:span text:style-name="T9">delendam</text:span> esse <text:span text:style-name="T9">Carthaginem</text:span>, et cum <text:span text:style-name="T17">de </text:span><text:span text:style-name="T4">alio</text:span> <text:span text:style-name="T15">consuleretur</text:span>, <text:span text:style-name="T15">pronuntiabat</text:span>, Scipio Nasica <text:span text:style-name="T9">seruandam</text:span>, ne <text:span text:style-name="T2">metu</text:span> <text:span text:style-name="T2">ablato</text:span> <text:span text:style-name="T11">aemulae</text:span> <text:span text:style-name="T11">urbis</text:span> <text:span text:style-name="T13">luxuriari</text:span> <text:span text:style-name="T5">felicitas</text:span> <text:span text:style-name="T15">inciperet</text:span>; medium <text:span text:style-name="T16">S</text:span>enatus <text:span text:style-name="T15">elegit</text:span>, ut <text:span text:style-name="T5">urbs</text:span> tantum loco <text:span text:style-name="T15">moueretur</text:span>. </text:p>
      <text:p text:style-name="Standard"/>
      <text:p text:style-name="Standard"/>
      <text:p text:style-name="P2">Caton déclarait avec une haine implacable qu'il fallait détruire Carthage même quand on demandait son avis sur autre chose. Scipion Nasica voulait qu'on la conserve, de peur que, délivré de la crainte d'une ville rivale, on ne s'abandonne à la mollesse. Le Sénat choisit la voie médiane : la ville changerait simplement de pl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22:46:37.612078213</meta:creation-date>
    <dc:date>2018-11-25T22:53:40.677965099</dc:date>
    <meta:editing-duration>PT7M4S</meta:editing-duration>
    <meta:editing-cycles>11</meta:editing-cycles>
    <meta:generator>LibreOffice/6.0.6.2$Linux_X86_64 LibreOffice_project/00m0$Build-2</meta:generator>
    <meta:document-statistic meta:table-count="0" meta:image-count="0" meta:object-count="0" meta:page-count="1" meta:paragraph-count="9" meta:word-count="110" meta:character-count="730" meta:non-whitespace-character-count="604"/>
  </office:meta>
</office:document-meta>
</file>